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 xlink:type="simple">T.Akkaya@tudelft.nl</text:a></text:p>
          </table:table-cell>
          <table:table-cell table:style-name="ce20" office:value-type="string">
            <text:p>PhD</text:p>
          </table:table-cell>
          <table:table-cell table:style-name="ce20" office:value-type="string">
            <text:p>van Horsen</text:p>
          </table:table-cell>
          <table:table-cell table:style-name="ce22" office:value-type="string">
            <text:p>Mathematical Physics</text:p>
          </table:table-cell>
          <table:table-cell table:style-name="ce23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 xlink:type="simple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 xlink:type="simple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 xlink:type="simple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 xlink:type="simple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 xlink:type="simple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 xlink:type="simple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 xlink:type="simple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 xlink:type="simple">M.B.vanGijzen@tudelft.nl</text:a></text:p>
          </table:table-cell>
          <table:table-cell table:style-name="ce5" office:value-type="string">
            <text:p>Advisor</text:p>
          </table:table-cell>
          <table:table-cell table:style-name="ce21"/>
          <table:table-cell table:style-name="ce21" office:value-type="string">
            <text:p>Numerical Analysi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 xlink:type="simple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 xlink:type="simple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 xlink:type="simple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 xlink:type="simple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 xlink:type="simple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 xlink:type="simple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 xlink:type="simple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 xlink:type="simple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 xlink:type="simple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 xlink:type="simple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 xlink:type="simple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 xlink:type="simple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 xlink:type="simple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 xlink:type="simple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 xlink:type="simple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 xlink:type="simple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 xlink:type="simple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 xlink:type="simple">R.F.Remis@tudelft.nl</text:a></text:p>
          </table:table-cell>
          <table:table-cell table:style-name="ce5" office:value-type="string">
            <text:p>Senior</text:p>
          </table:table-cell>
          <table:table-cell table:style-name="ce21"/>
          <table:table-cell table:style-name="ce21" office:value-type="string">
            <text:p>Circuits and Systems</text:p>
          </table:table-cell>
          <table:table-cell table:style-name="ce21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 xlink:type="simple">alex.sangers@hotmail.com</text:a></text:p>
          </table:table-cell>
          <table:table-cell table:style-name="ce5" office:value-type="string">
            <text:p>External</text:p>
          </table:table-cell>
          <table:table-cell table:style-name="ce21"/>
          <table:table-cell table:style-name="ce21" office:value-type="string">
            <text:p>TNO</text:p>
          </table:table-cell>
          <table:table-cell table:style-name="ce21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 xlink:type="simple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 xlink:type="simple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 xlink:type="simple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 xlink:type="simple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 xlink:type="simple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 xlink:type="simple">C.Vuik@tudelft.nl</text:a></text:p>
          </table:table-cell>
          <table:table-cell table:style-name="ce5" office:value-type="string">
            <text:p>Advisor</text:p>
          </table:table-cell>
          <table:table-cell table:style-name="ce21"/>
          <table:table-cell table:style-name="ce21" office:value-type="string">
            <text:p>Numerical Analysi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 xlink:type="simple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 xlink:type="simple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student.tudelft.nl" xlink:type="simple">E.D.Wobbes@student.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 xlink:type="simple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 xlink:type="simple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 xlink:type="simple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 xlink:type="simple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 xlink:type="simple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17" office:value-type="string">
            <text:p><text:a xlink:href="javascript:linkTo_UnCryptMailto('jxfiql7K+DxfhlXqrabicq+ki');" xlink:type="simple">N.Gaiko@tudelft.nl</text:a></text:p>
          </table:table-cell>
          <table:table-cell table:style-name="ce4"/>
          <table:table-cell table:number-columns-repeated="1019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9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1-11T21:48:06</dc:date>
    <meta:editing-duration>PT42M56S</meta:editing-duration>
    <meta:editing-cycles>39</meta:editing-cycles>
    <meta:generator>LibreOffice/3.5$Linux_X86_64 LibreOffice_project/350m1$Build-2</meta:generator>
    <meta:print-date>2014-07-20T12:47:47</meta:print-date>
    <meta:document-statistic meta:table-count="3" meta:cell-count="288" meta:object-count="0"/>
  </office:meta>
</office:document-meta>
</file>